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C2000002A35CA388EC.png"/>
  <manifest:file-entry manifest:media-type="image/png" manifest:full-path="Pictures/10000201000001F8000001F4CADBDFED.png"/>
  <manifest:file-entry manifest:media-type="image/png" manifest:full-path="Pictures/1000000000000300000003C0AA2F3C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2.0362in" svg:y="2.1909in" svg:width="2.7189in" svg:height="3.1717in" draw:z-index="0"><draw:image xlink:href="Pictures/1000000000000300000003C0AA2F3C3D.png" xlink:type="simple" xlink:show="embed" xlink:actuate="onLoad"/></draw:frame><draw:frame draw:style-name="fr2" draw:name="graphics4" text:anchor-type="paragraph" svg:x="3.2543in" svg:y="0.0437in" svg:width="1.6366in" svg:height="2.148in" draw:z-index="2"><draw:image xlink:href="Pictures/10000201000001F8000001F4CADBDFED.png" xlink:type="simple" xlink:show="embed" xlink:actuate="onLoad"/></draw:frame><draw:frame draw:style-name="fr2" draw:name="graphics3" text:anchor-type="paragraph" svg:x="1.6319in" svg:y="0.002in" svg:width="1.6228in" svg:height="2.1898in" draw:z-index="3"><draw:image xlink:href="Pictures/10000201000001C2000002A35CA388EC.png" xlink:type="simple" xlink:show="embed" xlink:actuate="onLoad"/></draw:frame><office:annotation><dc:date>2017-02-19T07:07:41</dc:date><text:p>&lt;!--StartFragment--&gt;</text:p></office:annotation><draw:frame draw:style-name="fr1" draw:name="graphics1" text:anchor-type="as-char" svg:y="-3.402in" svg:width="2.3362in" svg:height="2.8362in" draw:z-index="1"><draw:image xlink:href="../../../../../../..//Users/faameem/Library/Group%20Containers/UBF8T346G9.Office/msoclip1/01/E317B341-7732-C748-9231-0D49042B5EEA.png" xlink:type="simple" xlink:show="embed" xlink:actuate="onLoad"/></draw:frame></text:p>
      <text:p text:style-name="Standard"><office:annotation><dc:date>2017-02-19T07:07:41</dc:date><text:p>&lt;!--EndFragment--&gt;</text:p></office:annotatio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isal Memon</meta:initial-creator>
    <meta:creation-date>2017-02-19T07:07:39</meta:creation-date>
    <meta:document-statistic meta:table-count="0" meta:image-count="4" meta:object-count="0" meta:page-count="1" meta:paragraph-count="2" meta:word-count="2" meta:character-count="4"/>
    <dc:date>2017-02-19T07:16:24</dc:date>
    <dc:creator>Faisal Memon</dc:creator>
    <meta:editing-duration>PT8M46S</meta:editing-duration>
    <meta:editing-cycles>1</meta:editing-cycles>
    <meta:generator>OpenOffice/4.1.3$Unix OpenOffice.org_project/413m1$Build-9783</meta:generator>
  </office:meta>
</office:document-meta>
</file>